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5"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an’t rearrange remaining card order.</text:p>
          </table:table-cell>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n’t be used on enemy units</text:p>
          </table:table-cell>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2">
          <table:table-cell office:value-type="string" calcext:value-type="string">
            <text:p>Made Ta Fight</text:p>
          </table:table-cell>
          <table:table-cell office:value-type="string" calcext:value-type="string">
            <text:p>Orks</text:p>
          </table:table-cell>
          <table:table-cell office:value-type="string" calcext:value-type="string">
            <text:p>Yes</text:p>
          </table:table-cell>
          <table:table-cell/>
          <table:table-cell office:value-type="string" calcext:value-type="string">
            <text:p>Is stealing from The Emperor Protects; if you use tEP first, then you can’t choose that card for Made Ta Fight.</text:p>
          </table:table-cell>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Multiple crashes with Dire Mutation.</text:p>
          </table:table-cell>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lanetfall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Decree of Ruin</text:p>
          </table:table-cell>
          <table:table-cell table:number-columns-repeated="4"/>
        </table:table-row>
        <table:table-row table:style-name="ro1">
          <table:table-cell office:value-type="string" calcext:value-type="string">
            <text:p>Broderick Worr</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table:style-name="ce6" office:value-type="string" calcext:value-type="string">
            <text:p>Anxious Infantry Platoo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ward Barrack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ummary Executio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mmissarial Bolt Pistol</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mmander Starblaz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rdent Auxiliarie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Starblaze's Outpost</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ond of Brotherhood</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Searing Burst Cann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Lone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ighteous Initiat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Accept Any Challen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ickety Warbugg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ucky Warpain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avening Psychopath</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owing Chao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talking Ur-Ghul</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Holding Cell</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Prophetic Farseer</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Wraithguard Revenant</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ly Web Shrine</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riking Ravener</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Acid Maw</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Boundless Hate</text:p>
          </table:table-cell>
          <table:table-cell table:style-name="ce15"/>
          <table:table-cell table:number-columns-repeated="3"/>
        </table:table-row>
        <table:table-row table:style-name="ro1">
          <table:table-cell office:value-type="string" calcext:value-type="string">
            <text:p>Ba'ar Zul the Hate-Bound</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a'ar Zul's Cleavers</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erux Erameas</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 For The Blood God!</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Butcher's Nails</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Archon Salaine Morn</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ed Thorns Pillagers</text:p>
          </table:table-cell>
          <table:table-cell table:style-name="ce15"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The Nexus of Shadows</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nevitable Betrayal</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Last Breath</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Neophyte Apprentice</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The Black Sword</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acaellum Shrine Guard</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roop Transport</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ront Line 'Ard Boyz</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amshackle Trukk</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k Bombardment</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ire Avenger Exarch</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Mind War</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rudent Fire Warriors</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xploratory Drone</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xiliary Armor</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Soaring Gargoyle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Sacaellum Infestor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adly Salvage</text:p>
          </table:table-cell>
          <table:table-cell table:style-name="ce15"/>
          <table:table-cell table:number-columns-repeated="3"/>
        </table:table-row>
        <table:table-row table:style-name="ro1">
          <table:table-cell office:value-type="string" calcext:value-type="string">
            <text:p>Gorzod</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rzod's Wagons</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isation Station</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Hostile Acquisition</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The Bloodrunna</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Imperial Fists Devastators</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Teleportarium</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Death Korps Engineers</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anguard Soldiers</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spirational Fervor</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Prodigal Sons Disciple</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eer of Deceit</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hornate Chain Axe</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andrake Fearmonger</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ed Thorns Bodysuit</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Fire Prism</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im-Hann Jetbike</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rototype Crisis Suit</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Mont'ka Strike</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Sae'lum Enclave</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Genestealer Prowler</text:p>
          </table:table-cell>
          <table:table-cell table:style-name="ce15"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mass Sacrifice</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What Lurks Below</text:p>
          </table:table-cell>
          <table:table-cell table:style-name="ce15"/>
          <table:table-cell table:number-columns-repeated="3"/>
        </table:table-row>
        <table:table-row table:style-name="ro1">
          <table:table-cell office:value-type="string" calcext:value-type="string">
            <text:p>Subject: Omega-X62113</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Invasive Genestealer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Ruined Passage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Gene Implantation</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Lethal Toxin Sac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Sword Brethren Dreadnought</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Declare the Crusade</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enobyte Servitor</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Taurox APC</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35 Galaxy Lasgun</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krap Nabba</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Outflank'em</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a Gun Battery</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ster Warpsmith</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orrupted Teleportarium</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ying Sun Marauder</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Kabalite Harriers</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Gut and Pillage</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ildrider Vyper</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nesinger Choir</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Auxiliary Overseer</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Drone Defense System</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Wrath of the Crusaders</text:p>
          </table:table-cell>
          <table:table-cell table:style-name="ce15"/>
          <table:table-cell table:number-columns-repeated="3"/>
        </table:table-row>
        <table:table-row table:style-name="ro1">
          <table:table-cell office:value-type="string" calcext:value-type="string">
            <text:p>Chaplain Mavros</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eclusiam Templars</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The Emperor's Champion</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aith and Hatred</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Vow of Honor</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Ancient Crozius Arcanum</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acaellum's Finest</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athedral of Saint Camila</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alvaged Battlewagon</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Huge Chain-Choppa</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erzerker Warriors</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illing Field</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taff of Change</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adowed Thorns Venom</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pid Assault</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aim-Hann Kinsman</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Storm</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huriken Catapult</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e'lum Pioneer</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olony Shield Generator</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Devourer Venomthrope</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Genestealer Brood</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Sudden Adaptation</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Final Gambit</text:p>
          </table:table-cell>
          <table:table-cell table:style-name="ce15"/>
          <table:table-cell table:number-columns-repeated="3"/>
        </table:table-row>
        <table:table-row table:style-name="ro1">
          <table:table-cell office:value-type="string" calcext:value-type="string">
            <text:p>Talyesin Fharenal</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alyesin's Spiders</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alyesin's Warlocks</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Wisdom of the Serpent</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ath of the Leader</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Autarch Powersword</text:p>
          </table:table-cell>
          <table:table-cell table:style-name="ce15"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Reliquary Techmarine</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ypt of Saint Camila</text:p>
          </table:table-cell>
          <table:table-cell table:style-name="ce15"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Leman Russ Conqueror</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Bolster the Defense</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mperial Rally Point</text:p>
          </table:table-cell>
          <table:table-cell table:style-name="ce15"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rpulent Ork</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Painboy Tent</text:p>
          </table:table-cell>
          <table:table-cell table:style-name="ce15"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Frenzied Bloodthirster</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Warp Rift</text:p>
          </table:table-cell>
          <table:table-cell table:style-name="ce15"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layed Skull Slaver</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iding Portal</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Hallucinogen Grenade</text:p>
          </table:table-cell>
          <table:table-cell table:style-name="ce15"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Kroot Hunter</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ar of Ideas</text:p>
          </table:table-cell>
          <table:table-cell table:style-name="ce15"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Genestealer Harvesters</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Nesting Chamber</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office:value-type="string" calcext:value-type="string">
            <text:p>Ymgarl Factor</text:p>
          </table:table-cell>
          <table:table-cell table:style-name="ce15" office:value-type="string" calcext:value-type="string">
            <text:p>Tyranids</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4">
          <table:table-cell table:style-name="ce11" office:value-type="string" calcext:value-type="string">
            <text:p><text:span text:style-name="T2">Proportion of Planetfall Cycle cards implemented:</text:span></text:p>
            <text:p/>
          </table:table-cell>
          <table:table-cell/>
          <table:table-cell table:formula="of:=COUNTIF([.C464:.C606];&quot;Yes&quot;)/(138)" office:value-type="float" office:value="0.0144927536231884" calcext:value-type="float">
            <text:p>0.0144927536231884</text:p>
          </table:table-cell>
          <table:table-cell table:number-columns-repeated="2"/>
        </table:table-row>
        <table:table-row table:style-name="ro1" table:number-rows-repeated="1047967">
          <table:table-cell table:number-columns-repeated="5"/>
        </table:table-row>
        <table:table-row table:style-name="ro1">
          <table:table-cell table:number-columns-repeated="5"/>
        </table:table-row>
        <calcext:conditional-formats>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Astra Militarum Colour" calcext:value="=&quot;Astra Militarum&quot;" calcext:base-cell-address="Sheet1.B2"/>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Space Marines" calcext:value="=&quot;Space Marines&quot;" calcext:base-cell-address="Sheet1.B1"/>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Orks Colour" calcext:value="=&quot;Orks&quot;" calcext:base-cell-address="Sheet1.B1"/>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Chaos Colour" calcext:value="=&quot;Chaos&quot;" calcext:base-cell-address="Sheet1.B1"/>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Dark Eldar Colour" calcext:value="=&quot;Dark Eldar&quot;" calcext:base-cell-address="Sheet1.B1"/>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Eldar Colour" calcext:value="=&quot;Eldar&quot;" calcext:base-cell-address="Sheet1.B1"/>
          </calcext:conditional-format>
          <calcext:conditional-format calcext:target-range-address="Sheet1.B1:Sheet1.B146 Sheet1.B605:Sheet1.B1048576 Sheet1.B148: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605:Sheet1.B1048576 Sheet1.B1: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Necron Colour" calcext:value="=&quot;Necrons&quot;" calcext:base-cell-address="Sheet1.B1"/>
          </calcext:conditional-format>
          <calcext:conditional-format calcext:target-range-address="Sheet1.B605:Sheet1.B1048576 Sheet1.B1:Sheet1.B480 Sheet1.B484:Sheet1.B485 Sheet1.B487:Sheet1.B487 Sheet1.B490:Sheet1.B493 Sheet1.B495:Sheet1.B498 Sheet1.B500:Sheet1.B500 Sheet1.B502:Sheet1.B502 Sheet1.B504:Sheet1.B505 Sheet1.B507:Sheet1.B507 Sheet1.B509:Sheet1.B510 Sheet1.B512:Sheet1.B512 Sheet1.B515:Sheet1.B518 Sheet1.B520:Sheet1.B520 Sheet1.B522:Sheet1.B523 Sheet1.B525:Sheet1.B526 Sheet1.B528:Sheet1.B528 Sheet1.B530:Sheet1.B530 Sheet1.B532:Sheet1.B533 Sheet1.B535:Sheet1.B535 Sheet1.B538:Sheet1.B541 Sheet1.B543:Sheet1.B544 Sheet1.B546:Sheet1.B546 Sheet1.B548:Sheet1.B549 Sheet1.B551:Sheet1.B551 Sheet1.B553:Sheet1.B554 Sheet1.B556:Sheet1.B556 Sheet1.B558:Sheet1.B558 Sheet1.B561:Sheet1.B565 Sheet1.B567:Sheet1.B569 Sheet1.B571:Sheet1.B572 Sheet1.B574:Sheet1.B574 Sheet1.B576:Sheet1.B577 Sheet1.B579:Sheet1.B579 Sheet1.B581:Sheet1.B582 Sheet1.B585:Sheet1.B589 Sheet1.B591:Sheet1.B591 Sheet1.B593:Sheet1.B594 Sheet1.B596:Sheet1.B596 Sheet1.B598:Sheet1.B598 Sheet1.B600:Sheet1.B601 Sheet1.B603:Sheet1.B603">
            <calcext:condition calcext:apply-style-name="Tyranids Colour" calcext:value="=&quot;Tyranids&quot;" calcext:base-cell-address="Sheet1.B1"/>
          </calcext:conditional-format>
          <calcext:conditional-format calcext:target-range-address="Sheet1.B481:Sheet1.B606">
            <calcext:condition calcext:apply-style-name="Astra Militarum Colour" calcext:value="=&quot;Astra Militarum&quot;" calcext:base-cell-address="Sheet1.B481"/>
          </calcext:conditional-format>
          <calcext:conditional-format calcext:target-range-address="Sheet1.B481:Sheet1.B606">
            <calcext:condition calcext:apply-style-name="Space Marines" calcext:value="=&quot;Space Marines&quot;" calcext:base-cell-address="Sheet1.B481"/>
          </calcext:conditional-format>
          <calcext:conditional-format calcext:target-range-address="Sheet1.B481:Sheet1.B606">
            <calcext:condition calcext:apply-style-name="Orks Colour" calcext:value="=&quot;Orks&quot;" calcext:base-cell-address="Sheet1.B481"/>
          </calcext:conditional-format>
          <calcext:conditional-format calcext:target-range-address="Sheet1.B481:Sheet1.B606">
            <calcext:condition calcext:apply-style-name="Chaos Colour" calcext:value="=&quot;Chaos&quot;" calcext:base-cell-address="Sheet1.B481"/>
          </calcext:conditional-format>
          <calcext:conditional-format calcext:target-range-address="Sheet1.B481:Sheet1.B606">
            <calcext:condition calcext:apply-style-name="Dark Eldar Colour" calcext:value="=&quot;Dark Eldar&quot;" calcext:base-cell-address="Sheet1.B481"/>
          </calcext:conditional-format>
          <calcext:conditional-format calcext:target-range-address="Sheet1.B481:Sheet1.B606">
            <calcext:condition calcext:apply-style-name="Eldar Colour" calcext:value="=&quot;Eldar&quot;" calcext:base-cell-address="Sheet1.B481"/>
          </calcext:conditional-format>
          <calcext:conditional-format calcext:target-range-address="Sheet1.B481:Sheet1.B606">
            <calcext:condition calcext:apply-style-name="Tau Colour" calcext:value="=&quot;Tau&quot;" calcext:base-cell-address="Sheet1.B481"/>
          </calcext:conditional-format>
          <calcext:conditional-format calcext:target-range-address="Sheet1.B481:Sheet1.B606">
            <calcext:condition calcext:apply-style-name="Necron Colour" calcext:value="=&quot;Necrons&quot;" calcext:base-cell-address="Sheet1.B481"/>
          </calcext:conditional-format>
          <calcext:conditional-format calcext:target-range-address="Sheet1.B481:Sheet1.B606">
            <calcext:condition calcext:apply-style-name="Tyranids Colour" calcext:value="=&quot;Tyranids&quot;" calcext:base-cell-address="Sheet1.B48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 style:data-style-name="N2" text:time-value="11:34:17.64132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23T12:01:18.544337400</dc:date>
    <meta:editing-duration>P7DT16H23M19S</meta:editing-duration>
    <meta:editing-cycles>317</meta:editing-cycles>
    <meta:generator>LibreOffice/25.2.2.2$Windows_X86_64 LibreOffice_project/7370d4be9e3cf6031a51beef54ff3bda878e3fac</meta:generator>
    <meta:document-statistic meta:table-count="1" meta:cell-count="1779" meta:object-count="0"/>
  </office:meta>
</office:document-meta>
</file>